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Tahoma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ahom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98877816" text:id="ct198877816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195466616" text:id="ct195466616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199251672" text:id="ct199251672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81581264" text:id="ct181581264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184239944" text:id="ct184239944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81624576" text:id="ct18162457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96691120" text:id="ct196691120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81307248" text:id="ct18130724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79187736" text:id="ct17918773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96071232" text:id="ct19607123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96045288" text:id="ct19604528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0089480" text:id="ct20008948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97039808" text:id="ct197039808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198872912" text:id="ct19887291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95416600" text:id="ct195416600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181357440" text:id="ct181357440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184795296" text:id="ct184795296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change-start text:change-id="ct198877816"/>self.Title()<text:change-end text:change-id="ct198877816"/><text:span text:style-name="T1"><text:line-break/></text:span></text:p>
      <text:p text:style-name="P3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2">Le collège communal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ignore_review_states=[])))</text:p></office:annotation><text:change-start text:change-id="ct195466616"/><text:span text:style-name="T2">self.getFirstItemNumber()+item[0]</text:span><text:change-end text:change-id="ct195466616"/></text:p>
          </table:table-cell>
          <table:table-cell table:style-name="Tableau3.B1" office:value-type="string">
            <text:p text:style-name="P5"><text:change-start text:change-id="ct199251672"/>item[1].Title()<text:change-end text:change-id="ct199251672"/></text:p>
            <text:p text:style-name="Table_20_Contents"><office:annotation><dc:date>2008-08-18T00:00:00</dc:date><text:p>do text if self.adapted().isDecided()</text:p><text:p>from xhtml(item[1].getDeliberation())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late=True,itemUids=itemUids, ignore_review_states=[])))</text:p></office:annotation><text:change-start text:change-id="ct181581264"/><text:span text:style-name="T2">self.getFirstItemNumber()+len(self.adapted().getPrintableItems(itemUids=itemUids, ignore_review_states=['delayed', ]))+ite</text:span><text:soft-page-break/><text:span text:style-name="T2">m[0]</text:span><text:change-end text:change-id="ct181581264"/></text:p>
          </table:table-cell>
          <table:table-cell table:style-name="Tableau2.A1" office:value-type="string">
            <text:p text:style-name="P6"><text:change-start text:change-id="ct184239944"/>item[1].Title()<text:change-end text:change-id="ct184239944"/></text:p>
            <text:p text:style-name="P4"><office:annotation><dc:date>2008-08-18T00:00:00</dc:date><text:p>do text if self.adapted().isDecided()</text:p><text:p>from xhtml(item[1].getDeliberation())</text:p></office:annotation>Decision</text:p>
            <text:p text:style-name="P4"><text:span text:style-name="T3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P4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office:annotation><dc:creator>Gauthier Bastien</dc:creator><dc:date>2013-01-17T14:54:09</dc:date><text:p text:style-name="P11"><text:span text:style-name="T6">do text if self.getSignatures()</text:span></text:p></office:annotation><text:change-start text:change-id="ct181624576"/>self.getSignatures().split('\n')[0]<text:change-end text:change-id="ct181624576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96691120"/>self.getSignatories(theObjects=True)[1].getGender()=='m' and 'Le' or 'La'<text:change-end text:change-id="ct196691120"/> <office:annotation><dc:creator>Gauthier Bastien</dc:creator><dc:date>2013-01-17T15:13:33</dc:date><text:p text:style-name="P11"><text:span text:style-name="T5">do text if not self.getSignatures()</text:span></text:p></office:annotation><text:change-start text:change-id="ct181307248"/>self.getSignatories(theObjects=True)[1].getDuty()<text:change-end text:change-id="ct181307248"/></text:p>
          </table:table-cell>
          <table:table-cell table:style-name="Tableau1.A1" office:value-type="string">
            <text:p text:style-name="P9"><office:annotation><dc:creator>Gauthier Bastien</dc:creator><dc:date>2013-01-17T14:54:09</dc:date><text:p text:style-name="P11"><text:span text:style-name="T5">do text if self.getSignatures()</text:span></text:p></office:annotation><text:change-start text:change-id="ct179187736"/>self.getSignatures().split('\n')[2]<text:change-end text:change-id="ct179187736"/></text:p>
            <text:p text:style-name="P9"><office:annotation><dc:creator>Gauthier Bastien</dc:creator><dc:date>2013-01-17T15:13:33</dc:date><text:p text:style-name="P11"><text:span text:style-name="T5">do text if not self.getSignatures()</text:span></text:p></office:annotation><text:change-start text:change-id="ct196071232"/>self.getSignatories(theObjects=True)[0].getGender()=='m' and 'Le' or 'La'<text:change-end text:change-id="ct196071232"/> <office:annotation><dc:creator>Gauthier Bastien</dc:creator><dc:date>2013-01-17T15:13:33</dc:date><text:p text:style-name="P11"><text:span text:style-name="T5">do text if not self.getSignatures()</text:span></text:p></office:annotation><text:change-start text:change-id="ct196045288"/>self.getSignatories(theObjects=True)[0].getDuty()<text:change-end text:change-id="ct196045288"/></text:p>
          </table:table-cell>
        </table:table-row>
        <table:table-row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A1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<text:change-start text:change-id="ct200089480"/><office:annotation><dc:creator>Gauthier Bastien</dc:creator><dc:date>2013-01-17T14:54:09</dc:date><text:p text:style-name="P11"><text:span text:style-name="T6">do text if self.getSignatures()</text:span></text:p></office:annotation><text:change-end text:change-id="ct200089480"/><text:change-start text:change-id="ct197039808"/>self.getSignatures().split('\n')[1]<text:change-end text:change-id="ct197039808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98872912"/>self.getSignatories(theObjects=True)[1].Title()<text:change-end text:change-id="ct198872912"/></text:p>
          </table:table-cell>
          <table:table-cell table:style-name="Tableau1.A1" office:value-type="string">
            <text:p text:style-name="P9"><text:change-start text:change-id="ct195416600"/><office:annotation><dc:creator>Gauthier Bastien</dc:creator><dc:date>2013-01-17T14:54:09</dc:date><text:p text:style-name="P11"><text:span text:style-name="T6">do text if self.getSignatures()</text:span></text:p></office:annotation><text:change-end text:change-id="ct195416600"/><text:change-start text:change-id="ct181357440"/>self.getSignatures().split('\n')[3]<text:change-end text:change-id="ct181357440"/></text:p>
            <text:p text:style-name="P9"><office:annotation><dc:creator>Gauthier Bastien</dc:creator><dc:date>2013-01-17T15:13:33</dc:date><text:p text:style-name="P11"><text:span text:style-name="T5">do text if not self.getSignatures()</text:span></text:p></office:annotation><text:change-start text:change-id="ct184795296"/>self.getSignatories(theObjects=True)[0].Title()<text:change-end text:change-id="ct18479529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5T15:50:35</meta:creation-date>
    <dc:language>fr-BE</dc:language>
    <meta:editing-cycles>18</meta:editing-cycles>
    <meta:editing-duration>PT17M1S</meta:editing-duration>
    <meta:initial-creator>Gauthier Bastien</meta:initial-creator>
    <dc:date>2013-08-09T13:27:34</dc:date>
    <dc:creator>Gauthier Bastien</dc:creator>
    <meta:document-statistic meta:table-count="3" meta:image-count="0" meta:object-count="0" meta:page-count="2" meta:paragraph-count="23" meta:word-count="70" meta:character-count="860" meta:non-whitespace-character-count="828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